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LMMono10" style:font-pitch="fixed" fo:font-size="12pt" style:font-size-asian="12pt" style:font-size-complex="12pt"/>
    </style:style>
    <style:style style:name="P3" style:family="paragraph">
      <style:paragraph-properties fo:text-align="end"/>
      <style:text-properties fo:font-family="LMMono10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715cm" svg:height="4.826cm" svg:x="2.27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403cm" svg:height="0.962cm" svg:x="2.27cm" svg:y="1.054cm">
          <draw:text-box>
            <text:p>S16X4</text:p>
          </draw:text-box>
        </draw:frame>
        <draw:frame draw:style-name="gr2" draw:text-style-name="P2" draw:layer="layout" svg:width="1.624cm" svg:height="2.519cm" svg:x="2.297cm" svg:y="3.286cm">
          <draw:text-box>
            <text:p text:style-name="P2">CLK_I</text:p>
            <text:p text:style-name="P2">RES_I</text:p>
            <text:p text:style-name="P2">ACK_I</text:p>
            <text:p text:style-name="P2">DAT_I</text:p>
          </draw:text-box>
        </draw:frame>
        <draw:frame draw:style-name="gr2" draw:text-style-name="P3" draw:layer="layout" svg:width="2.97cm" svg:height="4.787cm" svg:x="5.015cm" svg:y="1.039cm">
          <draw:text-box>
            <text:p text:style-name="P3">SEL_O(1:0)</text:p>
            <text:p text:style-name="P3">VDA_O</text:p>
            <text:p text:style-name="P3">VPA_O</text:p>
            <text:p text:style-name="P3">CYC_O</text:p>
            <text:p text:style-name="P3">STB_O</text:p>
            <text:p text:style-name="P3">WE_O</text:p>
            <text:p text:style-name="P3">ADR_O(15:1)</text:p>
            <text:p text:style-name="P3">DAT_O(15:0)</text:p>
          </draw:text-box>
        </draw:frame>
        <draw:line draw:style-name="gr3" draw:text-style-name="P4" draw:layer="layout" svg:x1="1cm" svg:y1="5.445cm" svg:x2="2.27cm" svg:y2="5.445cm">
          <text:p/>
        </draw:line>
        <draw:line draw:style-name="gr3" draw:text-style-name="P4" draw:layer="layout" svg:x1="1cm" svg:y1="4.302cm" svg:x2="2.27cm" svg:y2="4.302cm">
          <text:p/>
        </draw:line>
        <draw:line draw:style-name="gr3" draw:text-style-name="P4" draw:layer="layout" svg:x1="7.985cm" svg:y1="2.016cm" svg:x2="9.255cm" svg:y2="2.016cm">
          <text:p/>
        </draw:line>
        <draw:line draw:style-name="gr3" draw:text-style-name="P4" draw:layer="layout" svg:x1="7.985cm" svg:y1="3.159cm" svg:x2="9.255cm" svg:y2="3.159cm">
          <text:p/>
        </draw:line>
        <draw:line draw:style-name="gr3" draw:text-style-name="P4" draw:layer="layout" svg:x1="7.985cm" svg:y1="4.302cm" svg:x2="9.255cm" svg:y2="4.302cm">
          <text:p/>
        </draw:line>
        <draw:line draw:style-name="gr3" draw:text-style-name="P4" draw:layer="layout" svg:x1="7.985cm" svg:y1="5.445cm" svg:x2="9.255cm" svg:y2="5.445cm">
          <text:p/>
        </draw:line>
        <draw:line draw:style-name="gr3" draw:text-style-name="P4" draw:layer="layout" svg:x1="7.985cm" svg:y1="4.937cm" svg:x2="9.255cm" svg:y2="4.937cm">
          <text:p/>
        </draw:line>
        <draw:line draw:style-name="gr3" draw:text-style-name="P4" draw:layer="layout" svg:x1="1cm" svg:y1="4.937cm" svg:x2="2.27cm" svg:y2="4.937cm">
          <text:p/>
        </draw:line>
        <draw:line draw:style-name="gr3" draw:text-style-name="P4" draw:layer="layout" svg:x1="7.985cm" svg:y1="3.794cm" svg:x2="9.255cm" svg:y2="3.794cm">
          <text:p/>
        </draw:line>
        <draw:line draw:style-name="gr3" draw:text-style-name="P4" draw:layer="layout" svg:x1="7.985cm" svg:y1="2.651cm" svg:x2="9.255cm" svg:y2="2.651cm">
          <text:p/>
        </draw:line>
        <draw:line draw:style-name="gr3" draw:text-style-name="P4" draw:layer="layout" svg:x1="1cm" svg:y1="3.794cm" svg:x2="2.27cm" svg:y2="3.794cm">
          <text:p/>
        </draw:line>
        <draw:line draw:style-name="gr3" draw:text-style-name="P4" draw:layer="layout" svg:x1="7.985cm" svg:y1="1.508cm" svg:x2="9.255cm" svg:y2="1.50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3T11:30:54</meta:creation-date>
    <dc:date>2012-08-23T11:43:02</dc:date>
    <meta:editing-duration>PT12M9S</meta:editing-duration>
    <meta:editing-cycles>1</meta:editing-cycles>
    <meta:document-statistic meta:object-count="16"/>
    <meta:generator>LibreOffice/3.4$Unix LibreOffice_project/340m1$Build-402</meta:generator>
  </office:meta>
</office:document-meta>
</file>